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StackElement.createShearElement( double shearX , double shea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formStackElement.getTransform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StackEle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StackElement.isIdentity( double [ ] 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StackElement.concatenate( TransformStackElement stack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ransformStackElement.isIdentity( double [ ]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StackElement.createGeneralTransformElement( AffineTransform tx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formStackElement.createTranslateElement( double tx , double 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formStackElemen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formStackElement.is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StackElement.createScaleElement( double scaleX , double scal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formStackElement.TransformStackElement( TransformType type , double [ ] transform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StackElement.createRotateElement( double th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formStackElement.matrixMultiply( double [ ] matrix1 , double [ ] matrix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